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svg+xml" manifest:full-path="Pictures/1001AE3D00006978000046500EBA0A38.svg"/>
  <manifest:file-entry manifest:media-type="image/svg+xml" manifest:full-path="Pictures/1001BCB90000697800004650E661351F.svg"/>
  <manifest:file-entry manifest:media-type="image/png" manifest:full-path="Pictures/100002010000036200000241A3D350FD.png"/>
  <manifest:file-entry manifest:media-type="image/png" manifest:full-path="Pictures/10000201000003620000024144D2191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cm" fo:margin-right="0cm" fo:text-indent="-0.3cm" style:auto-text-indent="false" style:page-number="auto"/>
    </style:style>
    <style:style style:name="P2" style:family="paragraph" style:parent-style-name="Standard">
      <style:paragraph-properties fo:margin-left="0cm" fo:margin-right="0cm" fo:text-indent="-0.3cm" style:auto-text-indent="false"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Afbeeldingen6" text:anchor-type="paragraph" svg:x="17.639cm" svg:y="9.472cm" svg:width="8.999cm" svg:height="6.399cm" draw:z-index="0"><draw:image xlink:href="Pictures/100002010000036200000241A3D350FD.png" xlink:type="simple" xlink:show="embed" xlink:actuate="onLoad"/><draw:image xlink:href="Pictures/1001BCB90000697800004650E661351F.svg" xlink:type="simple" xlink:show="embed" xlink:actuate="onLoad"/><svg:desc>Master slide
  </svg:desc></draw:frame><draw:frame draw:style-name="fr1" draw:name="Afbeeldingen5" text:anchor-type="paragraph" svg:x="7.84cm" svg:y="9.472cm" svg:width="8.999cm" svg:height="6.399cm" draw:z-index="1"><draw:image xlink:href="Pictures/100002010000036200000241A3D350FD.png" xlink:type="simple" xlink:show="embed" xlink:actuate="onLoad"/><draw:image xlink:href="Pictures/1001BCB90000697800004650E661351F.svg" xlink:type="simple" xlink:show="embed" xlink:actuate="onLoad"/><svg:desc>Master slide
  </svg:desc></draw:frame><draw:frame draw:style-name="fr1" draw:name="Afbeeldingen4" text:anchor-type="paragraph" svg:x="-1.958cm" svg:y="9.472cm" svg:width="8.999cm" svg:height="6.399cm" draw:z-index="2"><draw:image xlink:href="Pictures/100002010000036200000241A3D350FD.png" xlink:type="simple" xlink:show="embed" xlink:actuate="onLoad"/><draw:image xlink:href="Pictures/1001BCB90000697800004650E661351F.svg" xlink:type="simple" xlink:show="embed" xlink:actuate="onLoad"/><svg:desc>Master slide
  </svg:desc></draw:frame><draw:frame draw:style-name="fr1" draw:name="Afbeeldingen1" text:anchor-type="paragraph" svg:x="-1.958cm" svg:y="0.54cm" svg:width="8.999cm" svg:height="6.399cm" draw:z-index="3"><draw:image xlink:href="Pictures/1001BCB90000697800004650E661351F.svg" xlink:type="simple" xlink:show="embed" xlink:actuate="onLoad"/><svg:desc>Master slide
  </svg:desc></draw:frame><draw:frame draw:style-name="fr1" draw:name="Afbeeldingen3" text:anchor-type="paragraph" svg:x="7.84cm" svg:y="0.54cm" svg:width="8.999cm" svg:height="6.399cm" draw:z-index="4"><draw:image xlink:href="Pictures/1001BCB90000697800004650E661351F.svg" xlink:type="simple" xlink:show="embed" xlink:actuate="onLoad"/><svg:desc>Master slide
  </svg:desc></draw:frame><draw:frame draw:style-name="fr1" draw:name="Afbeeldingen2" text:anchor-type="paragraph" svg:x="17.699cm" svg:y="0.54cm" svg:width="8.999cm" svg:height="6.399cm" draw:z-index="5"><draw:image xlink:href="Pictures/1001BCB90000697800004650E661351F.svg" xlink:type="simple" xlink:show="embed" xlink:actuate="onLoad"/><svg:desc>Master slide
  </svg:desc></draw:frame></text:p>
      <text:p text:style-name="P2"><draw:frame draw:style-name="fr1" draw:name="Afbeeldingen8" text:anchor-type="paragraph" svg:x="-1.871cm" svg:y="0cm" svg:width="9.017cm" svg:height="6.401cm" draw:z-index="6"><draw:image xlink:href="Pictures/10000201000003620000024144D21913.png" xlink:type="simple" xlink:show="embed" xlink:actuate="onLoad"/><draw:image xlink:href="Pictures/1001AE3D00006978000046500EBA0A38.svg" xlink:type="simple" xlink:show="embed" xlink:actuate="onLoad"/></draw:frame><draw:frame draw:style-name="fr1" draw:name="Afbeeldingen7" text:anchor-type="paragraph" svg:x="8.024cm" svg:y="0.053cm" svg:width="9.017cm" svg:height="6.401cm" draw:z-index="7"><draw:image xlink:href="Pictures/10000201000003620000024144D21913.png" xlink:type="simple" xlink:show="embed" xlink:actuate="onLoad"/><draw:image xlink:href="Pictures/1001AE3D00006978000046500EBA0A38.svg" xlink:type="simple" xlink:show="embed" xlink:actuate="onLoad"/></draw:frame><draw:frame draw:style-name="fr1" draw:name="Afbeeldingen9" text:anchor-type="paragraph" svg:x="17.972cm" svg:y="0.106cm" svg:width="9.017cm" svg:height="6.401cm" draw:z-index="8"><draw:image xlink:href="Pictures/10000201000003620000024144D21913.png" xlink:type="simple" xlink:show="embed" xlink:actuate="onLoad"/><draw:image xlink:href="Pictures/1001AE3D00006978000046500EBA0A38.svg" xlink:type="simple" xlink:show="embed" xlink:actuate="onLoad"/></draw:frame><draw:frame draw:style-name="fr1" draw:name="Afbeeldingen10" text:anchor-type="paragraph" svg:x="-1.819cm" svg:y="10.583cm" svg:width="9.017cm" svg:height="6.401cm" draw:z-index="9"><draw:image xlink:href="Pictures/10000201000003620000024144D21913.png" xlink:type="simple" xlink:show="embed" xlink:actuate="onLoad"/><draw:image xlink:href="Pictures/1001AE3D00006978000046500EBA0A38.svg" xlink:type="simple" xlink:show="embed" xlink:actuate="onLoad"/></draw:frame><draw:frame draw:style-name="fr1" draw:name="Afbeeldingen11" text:anchor-type="paragraph" svg:x="8.289cm" svg:y="10.636cm" svg:width="9.017cm" svg:height="6.401cm" draw:z-index="10"><draw:image xlink:href="Pictures/10000201000003620000024144D21913.png" xlink:type="simple" xlink:show="embed" xlink:actuate="onLoad"/><draw:image xlink:href="Pictures/1001AE3D00006978000046500EBA0A38.svg" xlink:type="simple" xlink:show="embed" xlink:actuate="onLoad"/></draw:frame><draw:frame draw:style-name="fr1" draw:name="Afbeeldingen12" text:anchor-type="paragraph" svg:x="18.025cm" svg:y="10.689cm" svg:width="9.017cm" svg:height="6.401cm" draw:z-index="11"><draw:image xlink:href="Pictures/10000201000003620000024144D21913.png" xlink:type="simple" xlink:show="embed" xlink:actuate="onLoad"/><draw:image xlink:href="Pictures/1001AE3D00006978000046500EBA0A38.sv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2-24T17:37:32.17</meta:creation-date>
    <dc:date>2018-02-25T19:02:42.53</dc:date>
    <meta:editing-duration>PT5H35M</meta:editing-duration>
    <meta:editing-cycles>11</meta:editing-cycles>
    <meta:generator>OpenOffice/4.1.3$Win32 OpenOffice.org_project/413m1$Build-9783</meta:generator>
    <meta:print-date>2018-02-25T17:33:18.19</meta:print-date>
    <meta:document-statistic meta:table-count="0" meta:image-count="12" meta:object-count="0" meta:page-count="2" meta:paragraph-count="0" meta:word-count="0" meta:character-count="0"/>
  </office:meta>
</office:document-meta>
</file>